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3pt solid #000000" fo:border-top="none"/>
    </style:style>
    <style:style style:name="ce2" style:family="table-cell" style:parent-style-name="Default">
      <style:table-cell-properties fo:border-bottom="none" fo:border-left="none" fo:border-right="3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R" table:style-name="ta1">
        <table:shapes>
          <draw:frame draw:z-index="0" draw:style-name="gr1" draw:text-style-name="P1" svg:width="159.99mm" svg:height="89.99mm" svg:x="112.8mm" svg:y="37.56mm">
            <draw:object draw:notify-on-update-of-ranges="SLR.B12:SLR.B72 SLR.C11:SLR.C11 SLR.C12:SLR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SLR.B12:SLR.B29 SLR.C11:SLR.C11 SLR.C12:SLR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simulation" table:style-name="ta1">
        <table:shapes>
          <draw:frame draw:z-index="0" draw:style-name="gr1" draw:text-style-name="P1" svg:width="159.99mm" svg:height="89.99mm" svg:x="143.91mm" svg:y="2.06mm">
            <draw:object draw:notify-on-update-of-ranges="simulation.A2:simulation.A26 simulation.C1:simulation.C1 simulation.C2:simulation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mesure" table:style-name="ta1">
        <table:shapes>
          <draw:frame draw:z-index="0" draw:style-name="gr1" draw:text-style-name="P1" svg:width="159.99mm" svg:height="89.99mm" svg:x="223.48mm" svg:y="3.12mm">
            <draw:object draw:notify-on-update-of-ranges="mesure.A3:mesure.A33 mesure.C2:mesure.C2 mesure.C3:mesure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225.79mm" svg:y="112.9mm">
            <draw:object draw:notify-on-update-of-ranges="mesure.A3:mesure.A33 mesure.C2:mesure.C2 mesure.C3:mesure.C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MHz diode n°1</text:p>
          </table:table-cell>
          <table:covered-table-cell table:number-columns-repeated="2"/>
          <table:covered-table-cell table:style-name="ce4"/>
          <table:table-cell table:style-name="ce6" office:value-type="string" calcext:value-type="string" table:number-columns-spanned="4" table:number-rows-spanned="1">
            <text:p>50MHz diode n°2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table:style-name="ce2" office:value-type="string" calcext:value-type="string">
            <text:p>Vout (rms)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3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 table:number-columns-repeated="9"/>
        </table:table-row>
        <table:table-row table:style-name="ro1">
          <table:table-cell table:formula="of:=[.A3]-1" office:value-type="float" office:value="12" calcext:value-type="float">
            <text:p>12</text:p>
          </table:table-cell>
          <table:table-cell table:formula="of:=0.001*10^([.A4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 table:number-columns-repeated="9"/>
        </table:table-row>
        <table:table-row table:style-name="ro1">
          <table:table-cell table:formula="of:=[.A4]-1" office:value-type="float" office:value="11" calcext:value-type="float">
            <text:p>11</text:p>
          </table:table-cell>
          <table:table-cell table:formula="of:=0.001*10^([.A5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 table:number-columns-repeated="9"/>
        </table:table-row>
        <table:table-row table:style-name="ro1">
          <table:table-cell table:formula="of:=[.A5]-1" office:value-type="float" office:value="10" calcext:value-type="float">
            <text:p>10</text:p>
          </table:table-cell>
          <table:table-cell table:formula="of:=0.001*10^([.A6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table:formula="of:=[.A6]-1" office:value-type="float" office:value="9" calcext:value-type="float">
            <text:p>9</text:p>
          </table:table-cell>
          <table:table-cell table:formula="of:=0.001*10^([.A7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 table:number-columns-repeated="9"/>
        </table:table-row>
        <table:table-row table:style-name="ro1">
          <table:table-cell table:formula="of:=[.A7]-1" office:value-type="float" office:value="8" calcext:value-type="float">
            <text:p>8</text:p>
          </table:table-cell>
          <table:table-cell table:formula="of:=0.001*10^([.A8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9"/>
        </table:table-row>
        <table:table-row table:style-name="ro1">
          <table:table-cell table:formula="of:=[.A8]-1" office:value-type="float" office:value="7" calcext:value-type="float">
            <text:p>7</text:p>
          </table:table-cell>
          <table:table-cell table:formula="of:=0.001*10^([.A9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 table:number-columns-repeated="9"/>
        </table:table-row>
        <table:table-row table:style-name="ro1">
          <table:table-cell table:formula="of:=[.A9]-1" office:value-type="float" office:value="6" calcext:value-type="float">
            <text:p>6</text:p>
          </table:table-cell>
          <table:table-cell table:formula="of:=0.001*10^([.A10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 table:number-columns-repeated="9"/>
        </table:table-row>
        <table:table-row table:style-name="ro1">
          <table:table-cell table:formula="of:=[.A10]-1" office:value-type="float" office:value="5" calcext:value-type="float">
            <text:p>5</text:p>
          </table:table-cell>
          <table:table-cell table:formula="of:=0.001*10^([.A11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 table:number-columns-repeated="9"/>
        </table:table-row>
        <table:table-row table:style-name="ro1">
          <table:table-cell table:formula="of:=[.A11]-1" office:value-type="float" office:value="4" calcext:value-type="float">
            <text:p>4</text:p>
          </table:table-cell>
          <table:table-cell table:formula="of:=0.001*10^([.A12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 table:number-columns-repeated="9"/>
        </table:table-row>
        <table:table-row table:style-name="ro1">
          <table:table-cell table:formula="of:=[.A12]-1" office:value-type="float" office:value="3" calcext:value-type="float">
            <text:p>3</text:p>
          </table:table-cell>
          <table:table-cell table:formula="of:=0.001*10^([.A13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 table:number-columns-repeated="9"/>
        </table:table-row>
        <table:table-row table:style-name="ro1">
          <table:table-cell table:formula="of:=[.A13]-1" office:value-type="float" office:value="2" calcext:value-type="float">
            <text:p>2</text:p>
          </table:table-cell>
          <table:table-cell table:formula="of:=0.001*10^([.A14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 table:number-columns-repeated="9"/>
        </table:table-row>
        <table:table-row table:style-name="ro1">
          <table:table-cell table:formula="of:=[.A14]-1" office:value-type="float" office:value="1" calcext:value-type="float">
            <text:p>1</text:p>
          </table:table-cell>
          <table:table-cell table:formula="of:=0.001*10^([.A15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 table:number-columns-repeated="9"/>
        </table:table-row>
        <table:table-row table:style-name="ro1">
          <table:table-cell table:formula="of:=[.A15]-1" office:value-type="float" office:value="0" calcext:value-type="float">
            <text:p>0</text:p>
          </table:table-cell>
          <table:table-cell table:formula="of:=0.001*10^([.A16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 table:number-columns-repeated="9"/>
        </table:table-row>
        <table:table-row table:style-name="ro1">
          <table:table-cell table:formula="of:=[.A16]-1" office:value-type="float" office:value="-1" calcext:value-type="float">
            <text:p>-1</text:p>
          </table:table-cell>
          <table:table-cell table:formula="of:=0.001*10^([.A17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 table:number-columns-repeated="9"/>
        </table:table-row>
        <table:table-row table:style-name="ro1">
          <table:table-cell table:formula="of:=[.A17]-1" office:value-type="float" office:value="-2" calcext:value-type="float">
            <text:p>-2</text:p>
          </table:table-cell>
          <table:table-cell table:formula="of:=0.001*10^([.A18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 table:number-columns-repeated="9"/>
        </table:table-row>
        <table:table-row table:style-name="ro1">
          <table:table-cell table:formula="of:=[.A18]-1" office:value-type="float" office:value="-3" calcext:value-type="float">
            <text:p>-3</text:p>
          </table:table-cell>
          <table:table-cell table:formula="of:=0.001*10^([.A19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 table:number-columns-repeated="9"/>
        </table:table-row>
        <table:table-row table:style-name="ro1">
          <table:table-cell table:formula="of:=[.A19]-1" office:value-type="float" office:value="-4" calcext:value-type="float">
            <text:p>-4</text:p>
          </table:table-cell>
          <table:table-cell table:formula="of:=0.001*10^([.A20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 table:number-columns-repeated="9"/>
        </table:table-row>
        <table:table-row table:style-name="ro1">
          <table:table-cell table:formula="of:=[.A20]-1" office:value-type="float" office:value="-5" calcext:value-type="float">
            <text:p>-5</text:p>
          </table:table-cell>
          <table:table-cell table:formula="of:=0.001*10^([.A21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 table:number-columns-repeated="9"/>
        </table:table-row>
        <table:table-row table:style-name="ro1">
          <table:table-cell table:formula="of:=[.A21]-1" office:value-type="float" office:value="-6" calcext:value-type="float">
            <text:p>-6</text:p>
          </table:table-cell>
          <table:table-cell table:formula="of:=0.001*10^([.A22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 table:number-columns-repeated="9"/>
        </table:table-row>
        <table:table-row table:style-name="ro1">
          <table:table-cell table:formula="of:=[.A22]-1" office:value-type="float" office:value="-7" calcext:value-type="float">
            <text:p>-7</text:p>
          </table:table-cell>
          <table:table-cell table:formula="of:=0.001*10^([.A23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 table:number-columns-repeated="9"/>
        </table:table-row>
        <table:table-row table:style-name="ro1">
          <table:table-cell table:formula="of:=[.A23]-1" office:value-type="float" office:value="-8" calcext:value-type="float">
            <text:p>-8</text:p>
          </table:table-cell>
          <table:table-cell table:formula="of:=0.001*10^([.A24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 table:number-columns-repeated="9"/>
        </table:table-row>
        <table:table-row table:style-name="ro1">
          <table:table-cell table:formula="of:=[.A24]-1" office:value-type="float" office:value="-9" calcext:value-type="float">
            <text:p>-9</text:p>
          </table:table-cell>
          <table:table-cell table:formula="of:=0.001*10^([.A25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 table:number-columns-repeated="9"/>
        </table:table-row>
        <table:table-row table:style-name="ro1">
          <table:table-cell table:formula="of:=[.A25]-1" office:value-type="float" office:value="-10" calcext:value-type="float">
            <text:p>-10</text:p>
          </table:table-cell>
          <table:table-cell table:formula="of:=0.001*10^([.A26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 table:number-columns-repeated="9"/>
        </table:table-row>
        <table:table-row table:style-name="ro1">
          <table:table-cell table:formula="of:=[.A26]-1" office:value-type="float" office:value="-11" calcext:value-type="float">
            <text:p>-11</text:p>
          </table:table-cell>
          <table:table-cell table:formula="of:=0.001*10^([.A27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 table:number-columns-repeated="9"/>
        </table:table-row>
        <table:table-row table:style-name="ro1">
          <table:table-cell table:formula="of:=[.A27]-1" office:value-type="float" office:value="-12" calcext:value-type="float">
            <text:p>-12</text:p>
          </table:table-cell>
          <table:table-cell table:formula="of:=0.001*10^([.A28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 table:number-columns-repeated="9"/>
        </table:table-row>
        <table:table-row table:style-name="ro1">
          <table:table-cell table:formula="of:=[.A28]-1" office:value-type="float" office:value="-13" calcext:value-type="float">
            <text:p>-13</text:p>
          </table:table-cell>
          <table:table-cell table:formula="of:=0.001*10^([.A29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 table:number-columns-repeated="9"/>
        </table:table-row>
        <table:table-row table:style-name="ro1">
          <table:table-cell table:formula="of:=[.A29]-1" office:value-type="float" office:value="-14" calcext:value-type="float">
            <text:p>-14</text:p>
          </table:table-cell>
          <table:table-cell table:formula="of:=0.001*10^([.A30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table:formula="of:=[.A30]-1" office:value-type="float" office:value="-15" calcext:value-type="float">
            <text:p>-15</text:p>
          </table:table-cell>
          <table:table-cell table:formula="of:=0.001*10^([.A31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 table:number-columns-repeated="9"/>
        </table:table-row>
        <table:table-row table:style-name="ro1">
          <table:table-cell table:formula="of:=[.A31]-1" office:value-type="float" office:value="-16" calcext:value-type="float">
            <text:p>-16</text:p>
          </table:table-cell>
          <table:table-cell table:formula="of:=0.001*10^([.A32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 table:number-columns-repeated="9"/>
        </table:table-row>
        <table:table-row table:style-name="ro1">
          <table:table-cell table:formula="of:=[.A32]-1" office:value-type="float" office:value="-17" calcext:value-type="float">
            <text:p>-17</text:p>
          </table:table-cell>
          <table:table-cell table:formula="of:=0.001*10^([.A33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 table:number-columns-repeated="9"/>
        </table:table-row>
        <table:table-row table:style-name="ro1">
          <table:table-cell table:formula="of:=[.A33]-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4]-1" office:value-type="float" office:value="-19" calcext:value-type="float">
            <text:p>-19</text:p>
          </table:table-cell>
          <table:table-cell table:formula="of:=0.001*10^([.A35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5]-1" office:value-type="float" office:value="-20" calcext:value-type="float">
            <text:p>-20</text:p>
          </table:table-cell>
          <table:table-cell table:formula="of:=0.001*10^([.A36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number-columns-repeated="6"/>
        </table:table-row>
        <table:table-row table:style-name="ro1">
          <table:table-cell table:formula="of:=[.A36]-1" office:value-type="float" office:value="-21" calcext:value-type="float">
            <text:p>-21</text:p>
          </table:table-cell>
          <table:table-cell table:formula="of:=0.001*10^([.A37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number-columns-repeated="6"/>
        </table:table-row>
        <table:table-row table:style-name="ro1">
          <table:table-cell table:formula="of:=[.A37]-1" office:value-type="float" office:value="-22" calcext:value-type="float">
            <text:p>-22</text:p>
          </table:table-cell>
          <table:table-cell table:formula="of:=0.001*10^([.A38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number-columns-repeated="6"/>
        </table:table-row>
        <table:table-row table:style-name="ro1">
          <table:table-cell table:formula="of:=[.A38]-1" office:value-type="float" office:value="-23" calcext:value-type="float">
            <text:p>-23</text:p>
          </table:table-cell>
          <table:table-cell table:formula="of:=0.001*10^([.A39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number-columns-repeated="6"/>
        </table:table-row>
        <table:table-row table:style-name="ro1">
          <table:table-cell table:formula="of:=[.A39]-1" office:value-type="float" office:value="-24" calcext:value-type="float">
            <text:p>-24</text:p>
          </table:table-cell>
          <table:table-cell table:formula="of:=0.001*10^([.A40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number-columns-repeated="3"/>
          <table:table-cell table:formula="of:=-25.5" office:value-type="float" office:value="-25.5" calcext:value-type="float">
            <text:p>-25,5</text:p>
          </table:table-cell>
          <table:table-cell table:number-columns-repeated="2"/>
        </table:table-row>
        <table:table-row table:style-name="ro1">
          <table:table-cell table:formula="of:=[.A40]-1" office:value-type="float" office:value="-25" calcext:value-type="float">
            <text:p>-25</text:p>
          </table:table-cell>
          <table:table-cell table:formula="of:=0.001*10^([.A41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number-columns-repeated="3"/>
          <table:table-cell office:value-type="float" office:value="-25.5" calcext:value-type="float">
            <text:p>-25,5</text:p>
          </table:table-cell>
          <table:table-cell table:formula="of:=0.001*10^([.K40]/10)" office:value-type="float" office:value="0.00000281838293126445" calcext:value-type="float">
            <text:p>2,81838293126445E-06</text:p>
          </table:table-cell>
          <table:table-cell table:formula="of:=[.L41]*[.H42]" office:value-type="float" office:value="0" calcext:value-type="float">
            <text:p>0</text:p>
          </table:table-cell>
        </table:table-row>
        <table:table-row table:style-name="ro1">
          <table:table-cell table:formula="of:=[.A41]-1" office:value-type="float" office:value="-26" calcext:value-type="float">
            <text:p>-26</text:p>
          </table:table-cell>
          <table:table-cell table:formula="of:=0.001*10^([.A42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number-columns-repeated="6"/>
        </table:table-row>
        <table:table-row table:style-name="ro1">
          <table:table-cell table:formula="of:=[.A42]-1" office:value-type="float" office:value="-27" calcext:value-type="float">
            <text:p>-27</text:p>
          </table:table-cell>
          <table:table-cell table:formula="of:=0.001*10^([.A43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number-columns-repeated="6"/>
        </table:table-row>
        <table:table-row table:style-name="ro1">
          <table:table-cell table:formula="of:=[.A43]-1" office:value-type="float" office:value="-28" calcext:value-type="float">
            <text:p>-28</text:p>
          </table:table-cell>
          <table:table-cell table:formula="of:=0.001*10^([.A44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formula="of:=[.A44]-1" office:value-type="float" office:value="-29" calcext:value-type="float">
            <text:p>-29</text:p>
          </table:table-cell>
          <table:table-cell table:formula="of:=0.001*10^([.A45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table:formula="of:=[.A45]-1" office:value-type="float" office:value="-30" calcext:value-type="float">
            <text:p>-30</text:p>
          </table:table-cell>
          <table:table-cell table:formula="of:=0.001*10^([.A46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number-columns-repeated="6"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simulation.C2:simulation.C26 mesure.C3:mesure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  <table:table-cell/>
        </table:table-row>
        <table:table-row table:style-name="ro1">
          <table:table-cell table:formula="of:=[$mesure.C3]-[$simulation.C2]" office:value-type="float" office:value="-0.46" calcext:value-type="float">
            <text:p>-0,46</text:p>
          </table:table-cell>
          <table:table-cell table:formula="of:=[$mesure.D3]-[$simulation.D2]" office:value-type="float" office:value="-0.46" calcext:value-type="float">
            <text:p>-0,46</text:p>
          </table:table-cell>
          <table:table-cell table:formula="of:=100*[.A3]/[$simulation.C2]" office:value-type="float" office:value="-17.8988326848249" calcext:value-type="float">
            <text:p>-17,8988326848249</text:p>
          </table:table-cell>
        </table:table-row>
        <table:table-row table:style-name="ro1">
          <table:table-cell table:formula="of:=[$mesure.C4]-[$simulation.C3]" office:value-type="float" office:value="-0.41" calcext:value-type="float">
            <text:p>-0,41</text:p>
          </table:table-cell>
          <table:table-cell table:formula="of:=[$mesure.D4]-[$simulation.D3]" office:value-type="float" office:value="-0.41" calcext:value-type="float">
            <text:p>-0,41</text:p>
          </table:table-cell>
          <table:table-cell table:formula="of:=100*[.A4]/[$simulation.C3]" office:value-type="float" office:value="-18.141592920354" calcext:value-type="float">
            <text:p>-18,141592920354</text:p>
          </table:table-cell>
        </table:table-row>
        <table:table-row table:style-name="ro1">
          <table:table-cell table:formula="of:=[$mesure.C5]-[$simulation.C4]" office:value-type="float" office:value="-0.37" calcext:value-type="float">
            <text:p>-0,37</text:p>
          </table:table-cell>
          <table:table-cell table:formula="of:=[$mesure.D5]-[$simulation.D4]" office:value-type="float" office:value="-0.37" calcext:value-type="float">
            <text:p>-0,37</text:p>
          </table:table-cell>
          <table:table-cell table:formula="of:=100*[.A5]/[$simulation.C4]" office:value-type="float" office:value="-18.5929648241206" calcext:value-type="float">
            <text:p>-18,5929648241206</text:p>
          </table:table-cell>
        </table:table-row>
        <table:table-row table:style-name="ro1">
          <table:table-cell table:formula="of:=[$mesure.C6]-[$simulation.C5]" office:value-type="float" office:value="-0.35" calcext:value-type="float">
            <text:p>-0,35</text:p>
          </table:table-cell>
          <table:table-cell table:formula="of:=[$mesure.D6]-[$simulation.D5]" office:value-type="float" office:value="-0.35" calcext:value-type="float">
            <text:p>-0,35</text:p>
          </table:table-cell>
          <table:table-cell table:formula="of:=100*[.A6]/[$simulation.C5]" office:value-type="float" office:value="-20" calcext:value-type="float">
            <text:p>-20</text:p>
          </table:table-cell>
        </table:table-row>
        <table:table-row table:style-name="ro1">
          <table:table-cell table:formula="of:=[$mesure.C7]-[$simulation.C6]" office:value-type="float" office:value="-0.3" calcext:value-type="float">
            <text:p>-0,3</text:p>
          </table:table-cell>
          <table:table-cell table:formula="of:=[$mesure.D7]-[$simulation.D6]" office:value-type="float" office:value="-0.31" calcext:value-type="float">
            <text:p>-0,31</text:p>
          </table:table-cell>
          <table:table-cell table:formula="of:=100*[.A7]/[$simulation.C6]" office:value-type="float" office:value="-19.6078431372549" calcext:value-type="float">
            <text:p>-19,6078431372549</text:p>
          </table:table-cell>
        </table:table-row>
        <table:table-row table:style-name="ro1">
          <table:table-cell table:formula="of:=[$mesure.C8]-[$simulation.C7]" office:value-type="float" office:value="-0.27" calcext:value-type="float">
            <text:p>-0,27</text:p>
          </table:table-cell>
          <table:table-cell table:formula="of:=[$mesure.D8]-[$simulation.D7]" office:value-type="float" office:value="-0.27" calcext:value-type="float">
            <text:p>-0,27</text:p>
          </table:table-cell>
          <table:table-cell table:formula="of:=100*[.A8]/[$simulation.C7]" office:value-type="float" office:value="-20.1492537313433" calcext:value-type="float">
            <text:p>-20,1492537313433</text:p>
          </table:table-cell>
        </table:table-row>
        <table:table-row table:style-name="ro1">
          <table:table-cell table:formula="of:=[$mesure.C9]-[$simulation.C8]" office:value-type="float" office:value="-0.254" calcext:value-type="float">
            <text:p>-0,254</text:p>
          </table:table-cell>
          <table:table-cell table:formula="of:=[$mesure.D9]-[$simulation.D8]" office:value-type="float" office:value="-0.251" calcext:value-type="float">
            <text:p>-0,251</text:p>
          </table:table-cell>
          <table:table-cell table:formula="of:=100*[.A9]/[$simulation.C8]" office:value-type="float" office:value="-21.7094017094017" calcext:value-type="float">
            <text:p>-21,7094017094017</text:p>
          </table:table-cell>
        </table:table-row>
        <table:table-row table:style-name="ro1">
          <table:table-cell table:formula="of:=[$mesure.C10]-[$simulation.C9]" office:value-type="float" office:value="-0.225" calcext:value-type="float">
            <text:p>-0,225</text:p>
          </table:table-cell>
          <table:table-cell table:formula="of:=[$mesure.D10]-[$simulation.D9]" office:value-type="float" office:value="-0.222" calcext:value-type="float">
            <text:p>-0,222</text:p>
          </table:table-cell>
          <table:table-cell table:formula="of:=100*[.A10]/[$simulation.C9]" office:value-type="float" office:value="-22.0588235294118" calcext:value-type="float">
            <text:p>-22,0588235294118</text:p>
          </table:table-cell>
        </table:table-row>
        <table:table-row table:style-name="ro1">
          <table:table-cell table:formula="of:=[$mesure.C11]-[$simulation.C10]" office:value-type="float" office:value="-0.194" calcext:value-type="float">
            <text:p>-0,194</text:p>
          </table:table-cell>
          <table:table-cell table:formula="of:=[$mesure.D11]-[$simulation.D10]" office:value-type="float" office:value="-0.192" calcext:value-type="float">
            <text:p>-0,192</text:p>
          </table:table-cell>
          <table:table-cell table:formula="of:=100*[.A11]/[$simulation.C10]" office:value-type="float" office:value="-21.8961625282167" calcext:value-type="float">
            <text:p>-21,8961625282167</text:p>
          </table:table-cell>
        </table:table-row>
        <table:table-row table:style-name="ro1">
          <table:table-cell table:formula="of:=[$mesure.C12]-[$simulation.C11]" office:value-type="float" office:value="-0.173" calcext:value-type="float">
            <text:p>-0,173</text:p>
          </table:table-cell>
          <table:table-cell table:formula="of:=[$mesure.D12]-[$simulation.D11]" office:value-type="float" office:value="-0.171" calcext:value-type="float">
            <text:p>-0,171</text:p>
          </table:table-cell>
          <table:table-cell table:formula="of:=100*[.A12]/[$simulation.C11]" office:value-type="float" office:value="-22.5848563968668" calcext:value-type="float">
            <text:p>-22,5848563968668</text:p>
          </table:table-cell>
        </table:table-row>
        <table:table-row table:style-name="ro1">
          <table:table-cell table:formula="of:=[$mesure.C13]-[$simulation.C12]" office:value-type="float" office:value="-0.14" calcext:value-type="float">
            <text:p>-0,14</text:p>
          </table:table-cell>
          <table:table-cell table:formula="of:=[$mesure.D13]-[$simulation.D12]" office:value-type="float" office:value="-0.138" calcext:value-type="float">
            <text:p>-0,138</text:p>
          </table:table-cell>
          <table:table-cell table:formula="of:=100*[.A13]/[$simulation.C12]" office:value-type="float" office:value="-21.2443095599393" calcext:value-type="float">
            <text:p>-21,2443095599393</text:p>
          </table:table-cell>
        </table:table-row>
        <table:table-row table:style-name="ro1">
          <table:table-cell table:formula="of:=[$mesure.C14]-[$simulation.C13]" office:value-type="float" office:value="-0.116" calcext:value-type="float">
            <text:p>-0,116</text:p>
          </table:table-cell>
          <table:table-cell table:formula="of:=[$mesure.D14]-[$simulation.D13]" office:value-type="float" office:value="-0.115" calcext:value-type="float">
            <text:p>-0,115</text:p>
          </table:table-cell>
          <table:table-cell table:formula="of:=100*[.A14]/[$simulation.C13]" office:value-type="float" office:value="-20.5673758865248" calcext:value-type="float">
            <text:p>-20,5673758865248</text:p>
          </table:table-cell>
        </table:table-row>
        <table:table-row table:style-name="ro1">
          <table:table-cell table:formula="of:=[$mesure.C15]-[$simulation.C14]" office:value-type="float" office:value="-0.089" calcext:value-type="float">
            <text:p>-0,089</text:p>
          </table:table-cell>
          <table:table-cell table:formula="of:=[$mesure.D15]-[$simulation.D14]" office:value-type="float" office:value="-0.09" calcext:value-type="float">
            <text:p>-0,09</text:p>
          </table:table-cell>
          <table:table-cell table:formula="of:=100*[.A15]/[$simulation.C14]" office:value-type="float" office:value="-18.580375782881" calcext:value-type="float">
            <text:p>-18,580375782881</text:p>
          </table:table-cell>
        </table:table-row>
        <table:table-row table:style-name="ro1">
          <table:table-cell table:formula="of:=[$mesure.C16]-[$simulation.C15]" office:value-type="float" office:value="-0.07" calcext:value-type="float">
            <text:p>-0,07</text:p>
          </table:table-cell>
          <table:table-cell table:formula="of:=[$mesure.D16]-[$simulation.D15]" office:value-type="float" office:value="-0.07" calcext:value-type="float">
            <text:p>-0,07</text:p>
          </table:table-cell>
          <table:table-cell table:formula="of:=100*[.A16]/[$simulation.C15]" office:value-type="float" office:value="-17.3267326732673" calcext:value-type="float">
            <text:p>-17,3267326732673</text:p>
          </table:table-cell>
        </table:table-row>
        <table:table-row table:style-name="ro1">
          <table:table-cell table:formula="of:=[$mesure.C17]-[$simulation.C16]" office:value-type="float" office:value="-0.049" calcext:value-type="float">
            <text:p>-0,049</text:p>
          </table:table-cell>
          <table:table-cell table:formula="of:=[$mesure.D17]-[$simulation.D16]" office:value-type="float" office:value="-0.049" calcext:value-type="float">
            <text:p>-0,049</text:p>
          </table:table-cell>
          <table:table-cell table:formula="of:=100*[.A17]/[$simulation.C16]" office:value-type="float" office:value="-14.4970414201184" calcext:value-type="float">
            <text:p>-14,4970414201184</text:p>
          </table:table-cell>
        </table:table-row>
        <table:table-row table:style-name="ro1">
          <table:table-cell table:formula="of:=[$mesure.C18]-[$simulation.C17]" office:value-type="float" office:value="-0.033" calcext:value-type="float">
            <text:p>-0,033</text:p>
          </table:table-cell>
          <table:table-cell table:formula="of:=[$mesure.D18]-[$simulation.D17]" office:value-type="float" office:value="-0.033" calcext:value-type="float">
            <text:p>-0,033</text:p>
          </table:table-cell>
          <table:table-cell table:formula="of:=100*[.A18]/[$simulation.C17]" office:value-type="float" office:value="-11.8705035971223" calcext:value-type="float">
            <text:p>-11,8705035971223</text:p>
          </table:table-cell>
        </table:table-row>
        <table:table-row table:style-name="ro1">
          <table:table-cell table:formula="of:=[$mesure.C19]-[$simulation.C18]" office:value-type="float" office:value="-0.013" calcext:value-type="float">
            <text:p>-0,013</text:p>
          </table:table-cell>
          <table:table-cell table:formula="of:=[$mesure.D19]-[$simulation.D18]" office:value-type="float" office:value="-0.013" calcext:value-type="float">
            <text:p>-0,013</text:p>
          </table:table-cell>
          <table:table-cell table:formula="of:=100*[.A19]/[$simulation.C18]" office:value-type="float" office:value="-5.75221238938054" calcext:value-type="float">
            <text:p>-5,75221238938054</text:p>
          </table:table-cell>
        </table:table-row>
        <table:table-row table:style-name="ro1">
          <table:table-cell table:formula="of:=[$mesure.C20]-[$simulation.C19]" office:value-type="float" office:value="0.005" calcext:value-type="float">
            <text:p>0,005</text:p>
          </table:table-cell>
          <table:table-cell table:formula="of:=[$mesure.D20]-[$simulation.D19]" office:value-type="float" office:value="0.005" calcext:value-type="float">
            <text:p>0,005</text:p>
          </table:table-cell>
          <table:table-cell table:formula="of:=100*[.A20]/[$simulation.C19]" office:value-type="float" office:value="2.79329608938548" calcext:value-type="float">
            <text:p>2,79329608938548</text:p>
          </table:table-cell>
        </table:table-row>
        <table:table-row table:style-name="ro1">
          <table:table-cell table:formula="of:=[$mesure.C21]-[$simulation.C20]" office:value-type="float" office:value="0.021" calcext:value-type="float">
            <text:p>0,021</text:p>
          </table:table-cell>
          <table:table-cell table:formula="of:=[$mesure.D21]-[$simulation.D20]" office:value-type="float" office:value="0.021" calcext:value-type="float">
            <text:p>0,021</text:p>
          </table:table-cell>
          <table:table-cell table:formula="of:=100*[.A21]/[$simulation.C20]" office:value-type="float" office:value="15.2173913043478" calcext:value-type="float">
            <text:p>15,2173913043478</text:p>
          </table:table-cell>
        </table:table-row>
        <table:table-row table:style-name="ro1">
          <table:table-cell table:formula="of:=[$mesure.C22]-[$simulation.C21]" office:value-type="float" office:value="0.029" calcext:value-type="float">
            <text:p>0,029</text:p>
          </table:table-cell>
          <table:table-cell table:formula="of:=[$mesure.D22]-[$simulation.D21]" office:value-type="float" office:value="0.029" calcext:value-type="float">
            <text:p>0,029</text:p>
          </table:table-cell>
          <table:table-cell table:formula="of:=100*[.A22]/[$simulation.C21]" office:value-type="float" office:value="28.4313725490196" calcext:value-type="float">
            <text:p>28,4313725490196</text:p>
          </table:table-cell>
        </table:table-row>
        <table:table-row table:style-name="ro1">
          <table:table-cell table:formula="of:=[$mesure.C23]-[$simulation.C22]" office:value-type="float" office:value="0.0431" calcext:value-type="float">
            <text:p>0,0431</text:p>
          </table:table-cell>
          <table:table-cell table:formula="of:=[$mesure.D23]-[$simulation.D22]" office:value-type="float" office:value="0.0431" calcext:value-type="float">
            <text:p>0,0431</text:p>
          </table:table-cell>
          <table:table-cell table:formula="of:=100*[.A23]/[$simulation.C22]" office:value-type="float" office:value="60.7898448519041" calcext:value-type="float">
            <text:p>60,7898448519041</text:p>
          </table:table-cell>
        </table:table-row>
        <table:table-row table:style-name="ro1">
          <table:table-cell table:formula="of:=[$mesure.C24]-[$simulation.C23]" office:value-type="float" office:value="0.0494" calcext:value-type="float">
            <text:p>0,0494</text:p>
          </table:table-cell>
          <table:table-cell table:formula="of:=[$mesure.D24]-[$simulation.D23]" office:value-type="float" office:value="0.0494" calcext:value-type="float">
            <text:p>0,0494</text:p>
          </table:table-cell>
          <table:table-cell table:formula="of:=100*[.A24]/[$simulation.C23]" office:value-type="float" office:value="108.333333333333" calcext:value-type="float">
            <text:p>108,333333333333</text:p>
          </table:table-cell>
        </table:table-row>
        <table:table-row table:style-name="ro1">
          <table:table-cell table:formula="of:=[$mesure.C25]-[$simulation.C24]" office:value-type="float" office:value="0.0572" calcext:value-type="float">
            <text:p>0,0572</text:p>
          </table:table-cell>
          <table:table-cell table:formula="of:=[$mesure.D25]-[$simulation.D24]" office:value-type="float" office:value="0.0572" calcext:value-type="float">
            <text:p>0,0572</text:p>
          </table:table-cell>
          <table:table-cell table:formula="of:=100*[.A25]/[$simulation.C24]" office:value-type="float" office:value="213.432835820896" calcext:value-type="float">
            <text:p>213,432835820896</text:p>
          </table:table-cell>
        </table:table-row>
        <table:table-row table:style-name="ro1">
          <table:table-cell table:formula="of:=[$mesure.C26]-[$simulation.C25]" office:value-type="float" office:value="0.0573" calcext:value-type="float">
            <text:p>0,0573</text:p>
          </table:table-cell>
          <table:table-cell table:formula="of:=[$mesure.D26]-[$simulation.D25]" office:value-type="float" office:value="0.0573" calcext:value-type="float">
            <text:p>0,0573</text:p>
          </table:table-cell>
          <table:table-cell table:formula="of:=100*[.A26]/[$simulation.C25]" office:value-type="float" office:value="389.795918367347" calcext:value-type="float">
            <text:p>389,795918367347</text:p>
          </table:table-cell>
        </table:table-row>
        <table:table-row table:style-name="ro1">
          <table:table-cell table:formula="of:=[$mesure.C27]-[$simulation.C26]" office:value-type="float" office:value="0.0501" calcext:value-type="float">
            <text:p>0,0501</text:p>
          </table:table-cell>
          <table:table-cell table:formula="of:=[$mesure.D27]-[$simulation.D26]" office:value-type="float" office:value="0.0501" calcext:value-type="float">
            <text:p>0,0501</text:p>
          </table:table-cell>
          <table:table-cell table:formula="of:=100*[.A27]/[$simulation.C26]" office:value-type="float" office:value="634.177215189873" calcext:value-type="float">
            <text:p>634,177215189873</text:p>
          </table:table-cell>
        </table:table-row>
        <table:table-row table:style-name="ro1">
          <table:table-cell table:formula="of:=[$mesure.C28]-[$simulation.C27]" office:value-type="string" office:string-value="" calcext:value-type="error">
            <text:p>#VALEUR !</text:p>
          </table:table-cell>
          <table:table-cell table:formula="of:=[$mesure.D28]-[$simulation.D2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29]-[$simulation.C28]" office:value-type="string" office:string-value="" calcext:value-type="error">
            <text:p>#VALEUR !</text:p>
          </table:table-cell>
          <table:table-cell table:formula="of:=[$mesure.D29]-[$simulation.D2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0]-[$simulation.C29]" office:value-type="string" office:string-value="" calcext:value-type="error">
            <text:p>#VALEUR !</text:p>
          </table:table-cell>
          <table:table-cell table:formula="of:=[$mesure.D30]-[$simulation.D2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1]-[$simulation.C30]" office:value-type="string" office:string-value="" calcext:value-type="error">
            <text:p>#VALEUR !</text:p>
          </table:table-cell>
          <table:table-cell table:formula="of:=[$mesure.D31]-[$simulation.D3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2]-[$simulation.C31]" office:value-type="string" office:string-value="" calcext:value-type="error">
            <text:p>#VALEUR !</text:p>
          </table:table-cell>
          <table:table-cell table:formula="of:=[$mesure.D32]-[$simulation.D3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3]-[$simulation.C32]" office:value-type="string" office:string-value="" calcext:value-type="error">
            <text:p>#VALEUR !</text:p>
          </table:table-cell>
          <table:table-cell table:formula="of:=[$mesure.D33]-[$simulation.D3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4]-[$simulation.C33]" office:value-type="string" office:string-value="" calcext:value-type="error">
            <text:p>#VALEUR !</text:p>
          </table:table-cell>
          <table:table-cell table:formula="of:=[$mesure.D34]-[$simulation.D3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5]-[$simulation.C34]" office:value-type="string" office:string-value="" calcext:value-type="error">
            <text:p>#VALEUR !</text:p>
          </table:table-cell>
          <table:table-cell table:formula="of:=[$mesure.D35]-[$simulation.D3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6]-[$simulation.C35]" office:value-type="string" office:string-value="" calcext:value-type="error">
            <text:p>#VALEUR !</text:p>
          </table:table-cell>
          <table:table-cell table:formula="of:=[$mesure.D36]-[$simulation.D35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7]-[$simulation.C36]" office:value-type="string" office:string-value="" calcext:value-type="error">
            <text:p>#VALEUR !</text:p>
          </table:table-cell>
          <table:table-cell table:formula="of:=[$mesure.D37]-[$simulation.D36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8]-[$simulation.C37]" office:value-type="string" office:string-value="" calcext:value-type="error">
            <text:p>#VALEUR !</text:p>
          </table:table-cell>
          <table:table-cell table:formula="of:=[$mesure.D38]-[$simulation.D3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9]-[$simulation.C38]" office:value-type="string" office:string-value="" calcext:value-type="error">
            <text:p>#VALEUR !</text:p>
          </table:table-cell>
          <table:table-cell table:formula="of:=[$mesure.D39]-[$simulation.D3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0]-[$simulation.C39]" office:value-type="string" office:string-value="" calcext:value-type="error">
            <text:p>#VALEUR !</text:p>
          </table:table-cell>
          <table:table-cell table:formula="of:=[$mesure.D40]-[$simulation.D3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1]-[$simulation.C40]" office:value-type="string" office:string-value="" calcext:value-type="error">
            <text:p>#VALEUR !</text:p>
          </table:table-cell>
          <table:table-cell table:formula="of:=[$mesure.D41]-[$simulation.D4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2]-[$simulation.C41]" office:value-type="string" office:string-value="" calcext:value-type="error">
            <text:p>#VALEUR !</text:p>
          </table:table-cell>
          <table:table-cell table:formula="of:=[$mesure.D42]-[$simulation.D4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3]-[$simulation.C42]" office:value-type="string" office:string-value="" calcext:value-type="error">
            <text:p>#VALEUR !</text:p>
          </table:table-cell>
          <table:table-cell table:formula="of:=[$mesure.D43]-[$simulation.D4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4]-[$simulation.C43]" office:value-type="string" office:string-value="" calcext:value-type="error">
            <text:p>#VALEUR !</text:p>
          </table:table-cell>
          <table:table-cell table:formula="of:=[$mesure.D44]-[$simulation.D4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5]-[$simulation.C44]" office:value-type="string" office:string-value="" calcext:value-type="error">
            <text:p>#VALEUR !</text:p>
          </table:table-cell>
          <table:table-cell table:formula="of:=[$mesure.D45]-[$simulation.D4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6]-[$simulation.C45]" office:value-type="string" office:string-value="" calcext:value-type="error">
            <text:p>#VALEUR !</text:p>
          </table:table-cell>
          <table:table-cell table:formula="of:=[$mesure.D46]-[$simulation.D45]" office:value-type="string" office:string-value="" calcext:value-type="error">
            <text:p>#VALEUR !</text:p>
          </table:table-cell>
          <table:table-cell/>
        </table:table-row>
      </table:table>
      <table:table table:name="regression_diod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V</text:p>
          </table:table-cell>
          <table:table-cell office:value-type="string" calcext:value-type="string">
            <text:p>log(Vout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office:value-type="float" office:value="2.11" calcext:value-type="float">
            <text:p>2,11</text:p>
          </table:table-cell>
          <table:table-cell table:formula="of:=LOG([.C2])" office:value-type="float" office:value="0.324282455297693" calcext:value-type="float">
            <text:p>0,324282455297693</text:p>
          </table:table-cell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office:value-type="float" office:value="1.85" calcext:value-type="float">
            <text:p>1,85</text:p>
          </table:table-cell>
          <table:table-cell table:formula="of:=LOG([.C3])" office:value-type="float" office:value="0.267171728403014" calcext:value-type="float">
            <text:p>0,267171728403014</text:p>
          </table:table-cell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office:value-type="float" office:value="1.62" calcext:value-type="float">
            <text:p>1,62</text:p>
          </table:table-cell>
          <table:table-cell table:formula="of:=LOG([.C4])" office:value-type="float" office:value="0.209515014542631" calcext:value-type="float">
            <text:p>0,209515014542631</text:p>
          </table:table-cell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office:value-type="float" office:value="1.4" calcext:value-type="float">
            <text:p>1,4</text:p>
          </table:table-cell>
          <table:table-cell table:formula="of:=LOG([.C5])" office:value-type="float" office:value="0.146128035678238" calcext:value-type="float">
            <text:p>0,146128035678238</text:p>
          </table:table-cell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23" calcext:value-type="float">
            <text:p>1,23</text:p>
          </table:table-cell>
          <table:table-cell table:formula="of:=LOG([.C6])" office:value-type="float" office:value="0.0899051114393979" calcext:value-type="float">
            <text:p>0,089905111439398</text:p>
          </table:table-cell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office:value-type="float" office:value="1.07" calcext:value-type="float">
            <text:p>1,07</text:p>
          </table:table-cell>
          <table:table-cell table:formula="of:=LOG([.C7])" office:value-type="float" office:value="0.0293837776852097" calcext:value-type="float">
            <text:p>0,02938377768521</text:p>
          </table:table-cell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table:formula="of:=LOG([.C8])" office:value-type="float" office:value="-0.0381045263321496" calcext:value-type="float">
            <text:p>-0,03810452633215</text:p>
          </table:table-cell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table:formula="of:=LOG([.C9])" office:value-type="float" office:value="-0.0996328713435297" calcext:value-type="float">
            <text:p>-0,09963287134353</text:p>
          </table:table-cell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table:formula="of:=LOG([.C10])" office:value-type="float" office:value="-0.159893905543242" calcext:value-type="float">
            <text:p>-0,159893905543242</text:p>
          </table:table-cell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table:formula="of:=LOG([.C11])" office:value-type="float" office:value="-0.226945306635737" calcext:value-type="float">
            <text:p>-0,226945306635737</text:p>
          </table:table-cell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table:formula="of:=LOG([.C12])" office:value-type="float" office:value="-0.284832642151542" calcext:value-type="float">
            <text:p>-0,284832642151542</text:p>
          </table:table-cell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table:formula="of:=LOG([.C13])" office:value-type="float" office:value="-0.348721986001856" calcext:value-type="float">
            <text:p>-0,348721986001856</text:p>
          </table:table-cell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39" calcext:value-type="float">
            <text:p>0,39</text:p>
          </table:table-cell>
          <table:table-cell table:formula="of:=LOG([.C14])" office:value-type="float" office:value="-0.408935392973501" calcext:value-type="float">
            <text:p>-0,408935392973501</text:p>
          </table:table-cell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office:value-type="float" office:value="0.334" calcext:value-type="float">
            <text:p>0,334</text:p>
          </table:table-cell>
          <table:table-cell table:formula="of:=LOG([.C15])" office:value-type="float" office:value="-0.476253533188435" calcext:value-type="float">
            <text:p>-0,476253533188435</text:p>
          </table:table-cell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office:value-type="float" office:value="0.289" calcext:value-type="float">
            <text:p>0,289</text:p>
          </table:table-cell>
          <table:table-cell table:formula="of:=LOG([.C16])" office:value-type="float" office:value="-0.539102157243452" calcext:value-type="float">
            <text:p>-0,539102157243452</text:p>
          </table:table-cell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office:value-type="float" office:value="0.245" calcext:value-type="float">
            <text:p>0,245</text:p>
          </table:table-cell>
          <table:table-cell table:formula="of:=LOG([.C17])" office:value-type="float" office:value="-0.610833915635468" calcext:value-type="float">
            <text:p>-0,610833915635468</text:p>
          </table:table-cell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office:value-type="float" office:value="0.213" calcext:value-type="float">
            <text:p>0,213</text:p>
          </table:table-cell>
          <table:table-cell table:formula="of:=LOG([.C18])" office:value-type="float" office:value="-0.671620396561262" calcext:value-type="float">
            <text:p>-0,671620396561262</text:p>
          </table:table-cell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office:value-type="float" office:value="0.184" calcext:value-type="float">
            <text:p>0,184</text:p>
          </table:table-cell>
          <table:table-cell table:formula="of:=LOG([.C19])" office:value-type="float" office:value="-0.735182176990463" calcext:value-type="float">
            <text:p>-0,735182176990463</text:p>
          </table:table-cell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office:value-type="float" office:value="0.159" calcext:value-type="float">
            <text:p>0,159</text:p>
          </table:table-cell>
          <table:table-cell table:formula="of:=LOG([.C20])" office:value-type="float" office:value="-0.798602875679548" calcext:value-type="float">
            <text:p>-0,798602875679548</text:p>
          </table:table-cell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office:value-type="float" office:value="0.131" calcext:value-type="float">
            <text:p>0,131</text:p>
          </table:table-cell>
          <table:table-cell table:formula="of:=LOG([.C21])" office:value-type="float" office:value="-0.882728704344236" calcext:value-type="float">
            <text:p>-0,882728704344236</text:p>
          </table:table-cell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office:value-type="float" office:value="0.114" calcext:value-type="float">
            <text:p>0,114</text:p>
          </table:table-cell>
          <table:table-cell table:formula="of:=LOG([.C22])" office:value-type="float" office:value="-0.943095148663527" calcext:value-type="float">
            <text:p>-0,943095148663527</text:p>
          </table:table-cell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office:value-type="float" office:value="0.095" calcext:value-type="float">
            <text:p>0,095</text:p>
          </table:table-cell>
          <table:table-cell table:formula="of:=LOG([.C23])" office:value-type="float" office:value="-1.02227639471115" calcext:value-type="float">
            <text:p>-1,02227639471115</text:p>
          </table:table-cell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office:value-type="float" office:value="0.084" calcext:value-type="float">
            <text:p>0,084</text:p>
          </table:table-cell>
          <table:table-cell table:formula="of:=LOG([.C24])" office:value-type="float" office:value="-1.07572071393812" calcext:value-type="float">
            <text:p>-1,07572071393812</text:p>
          </table:table-cell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office:value-type="float" office:value="0.072" calcext:value-type="float">
            <text:p>0,072</text:p>
          </table:table-cell>
          <table:table-cell table:formula="of:=LOG([.C25])" office:value-type="float" office:value="-1.14266750356873" calcext:value-type="float">
            <text:p>-1,14266750356873</text:p>
          </table:table-cell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office:value-type="float" office:value="0.058" calcext:value-type="float">
            <text:p>0,058</text:p>
          </table:table-cell>
          <table:table-cell table:formula="of:=LOG([.C26])" office:value-type="float" office:value="-1.23657200643706" calcext:value-type="float">
            <text:p>-1,23657200643706</text:p>
          </table:table-cell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office:value-type="float" office:value="0.053" calcext:value-type="float">
            <text:p>0,053</text:p>
          </table:table-cell>
          <table:table-cell table:formula="of:=LOG([.C27])" office:value-type="float" office:value="-1.27572413039921" calcext:value-type="float">
            <text:p>-1,27572413039921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office:value-type="float" office:value="0.041" calcext:value-type="float">
            <text:p>0,041</text:p>
          </table:table-cell>
          <table:table-cell table:formula="of:=LOG([.C28])" office:value-type="float" office:value="-1.38721614328026" calcext:value-type="float">
            <text:p>-1,38721614328026</text:p>
          </table:table-cell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office:value-type="float" office:value="0.039" calcext:value-type="float">
            <text:p>0,039</text:p>
          </table:table-cell>
          <table:table-cell table:formula="of:=LOG([.C29])" office:value-type="float" office:value="-1.4089353929735" calcext:value-type="float">
            <text:p>-1,4089353929735</text:p>
          </table:table-cell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office:value-type="float" office:value="0.031" calcext:value-type="float">
            <text:p>0,031</text:p>
          </table:table-cell>
          <table:table-cell table:formula="of:=LOG([.C30])" office:value-type="float" office:value="-1.50863830616573" calcext:value-type="float">
            <text:p>-1,50863830616573</text:p>
          </table:table-cell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office:value-type="float" office:value="0.028" calcext:value-type="float">
            <text:p>0,028</text:p>
          </table:table-cell>
          <table:table-cell table:formula="of:=LOG([.C31])" office:value-type="float" office:value="-1.55284196865778" calcext:value-type="float">
            <text:p>-1,55284196865778</text:p>
          </table:table-cell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office:value-type="float" office:value="0.022" calcext:value-type="float">
            <text:p>0,022</text:p>
          </table:table-cell>
          <table:table-cell table:formula="of:=LOG([.C32])" office:value-type="float" office:value="-1.65757731917779" calcext:value-type="float">
            <text:p>-1,657577319177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([.D32]-[.D2])/([.A32]-[.A2])" office:value-type="float" office:value="0.0660619924825162" calcext:value-type="float">
            <text:p>0,066061992482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D32]-[.B34]*[.A32]" office:value-type="float" office:value="-0.534523446975018" calcext:value-type="float">
            <text:p>-0,534523446975018</text:p>
          </table:table-cell>
          <table:table-cell table:formula="of:=10^[.B35]" office:value-type="float" office:value="0.292063007506063" calcext:value-type="float">
            <text:p>0,29206300750606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.11" calcext:value-type="float">
            <text:p>2,11</text:p>
          </table:table-cell>
          <table:table-cell table:formula="of:=(LOG([.A38])-[.$B$35])/[.$B$34]" office:value-type="float" office:value="13" calcext:value-type="float">
            <text:p>13</text:p>
          </table:table-cell>
          <table:table-cell table:formula="of:=0.001*10^([.B38]/10)" office:value-type="float" office:value="0.0199526231496888" calcext:value-type="float">
            <text:p>0,019952623149689</text:p>
          </table:table-cell>
          <table:table-cell table:formula="of:=100*([.C38]-[.B2])/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table:formula="of:=(LOG([.A39])-[.$B$35])/[.$B$34]" office:value-type="float" office:value="12.135497965645" calcext:value-type="float">
            <text:p>12,135497965645</text:p>
          </table:table-cell>
          <table:table-cell table:formula="of:=0.001*10^([.B39]/10)" office:value-type="float" office:value="0.0163512062466493" calcext:value-type="float">
            <text:p>0,016351206246649</text:p>
          </table:table-cell>
          <table:table-cell table:formula="of:=100*([.C39]-[.B3])/[.B3]" office:value-type="float" office:value="3.16913672433776" calcext:value-type="float">
            <text:p>3,1691367243377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table:formula="of:=(LOG([.A40])-[.$B$35])/[.$B$34]" office:value-type="float" office:value="11.2627311644372" calcext:value-type="float">
            <text:p>11,2627311644372</text:p>
          </table:table-cell>
          <table:table-cell table:formula="of:=0.001*10^([.B40]/10)" office:value-type="float" office:value="0.013374363308728" calcext:value-type="float">
            <text:p>0,013374363308728</text:p>
          </table:table-cell>
          <table:table-cell table:formula="of:=100*([.C40]-[.B4])/[.B4]" office:value-type="float" office:value="6.23634397583098" calcext:value-type="float">
            <text:p>6,2363439758309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LOG([.A41])-[.$B$35])/[.$B$34]" office:value-type="float" office:value="10.3032236400287" calcext:value-type="float">
            <text:p>10,3032236400287</text:p>
          </table:table-cell>
          <table:table-cell table:formula="of:=0.001*10^([.B41]/10)" office:value-type="float" office:value="0.0107231495771715" calcext:value-type="float">
            <text:p>0,010723149577172</text:p>
          </table:table-cell>
          <table:table-cell table:formula="of:=100*([.C41]-[.B5])/[.B5]" office:value-type="float" office:value="7.23149577171482" calcext:value-type="float">
            <text:p>7,2314957717148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table:formula="of:=(LOG([.A42])-[.$B$35])/[.$B$34]" office:value-type="float" office:value="9.45216053814417" calcext:value-type="float">
            <text:p>9,45216053814417</text:p>
          </table:table-cell>
          <table:table-cell table:formula="of:=0.001*10^([.B42]/10)" office:value-type="float" office:value="0.00881487288263911" calcext:value-type="float">
            <text:p>0,008814872882639</text:p>
          </table:table-cell>
          <table:table-cell table:formula="of:=100*([.C42]-[.B6])/[.B6]" office:value-type="float" office:value="10.9726747368967" calcext:value-type="float">
            <text:p>10,9726747368967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table:formula="of:=(LOG([.A43])-[.$B$35])/[.$B$34]" office:value-type="float" office:value="8.53603113483854" calcext:value-type="float">
            <text:p>8,53603113483854</text:p>
          </table:table-cell>
          <table:table-cell table:formula="of:=0.001*10^([.B43]/10)" office:value-type="float" office:value="0.00713843671172505" calcext:value-type="float">
            <text:p>0,007138436711725</text:p>
          </table:table-cell>
          <table:table-cell table:formula="of:=100*([.C43]-[.B7])/[.B7]" office:value-type="float" office:value="13.1365974922753" calcext:value-type="float">
            <text:p>13,1365974922753</text:p>
          </table:table-cell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formula="of:=(LOG([.A44])-[.$B$35])/[.$B$34]" office:value-type="float" office:value="7.51444063353447" calcext:value-type="float">
            <text:p>7,51444063353447</text:p>
          </table:table-cell>
          <table:table-cell table:formula="of:=0.001*10^([.B44]/10)" office:value-type="float" office:value="0.00564214266494581" calcext:value-type="float">
            <text:p>0,005642142664946</text:p>
          </table:table-cell>
          <table:table-cell table:formula="of:=100*([.C44]-[.B8])/[.B8]" office:value-type="float" office:value="12.5755463504447" calcext:value-type="float">
            <text:p>12,5755463504447</text:p>
          </table:table-cell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formula="of:=(LOG([.A45])-[.$B$35])/[.$B$34]" office:value-type="float" office:value="6.58306780175584" calcext:value-type="float">
            <text:p>6,58306780175584</text:p>
          </table:table-cell>
          <table:table-cell table:formula="of:=0.001*10^([.B45]/10)" office:value-type="float" office:value="0.00455309571552232" calcext:value-type="float">
            <text:p>0,004553095715522</text:p>
          </table:table-cell>
          <table:table-cell table:formula="of:=100*([.C45]-[.B9])/[.B9]" office:value-type="float" office:value="14.3685934918492" calcext:value-type="float">
            <text:p>14,3685934918492</text:p>
          </table:table-cell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(LOG([.A46])-[.$B$35])/[.$B$34]" office:value-type="float" office:value="5.67087863011284" calcext:value-type="float">
            <text:p>5,67087863011284</text:p>
          </table:table-cell>
          <table:table-cell table:formula="of:=0.001*10^([.B46]/10)" office:value-type="float" office:value="0.00369052254739881" calcext:value-type="float">
            <text:p>0,003690522547399</text:p>
          </table:table-cell>
          <table:table-cell table:formula="of:=100*([.C46]-[.B10])/[.B10]" office:value-type="float" office:value="16.7045700598695" calcext:value-type="float">
            <text:p>16,7045700598695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formula="of:=(LOG([.A47])-[.$B$35])/[.$B$34]" office:value-type="float" office:value="4.65590165813851" calcext:value-type="float">
            <text:p>4,65590165813851</text:p>
          </table:table-cell>
          <table:table-cell table:formula="of:=0.001*10^([.B47]/10)" office:value-type="float" office:value="0.00292139422093029" calcext:value-type="float">
            <text:p>0,00292139422093</text:p>
          </table:table-cell>
          <table:table-cell table:formula="of:=100*([.C47]-[.B11])/[.B11]" office:value-type="float" office:value="16.3027987365895" calcext:value-type="float">
            <text:p>16,3027987365895</text:p>
          </table:table-cell>
        </table:table-row>
        <table:table-row table:style-name="ro1">
          <table:table-cell office:value-type="float" office:value="0.519" calcext:value-type="float">
            <text:p>0,519</text:p>
          </table:table-cell>
          <table:table-cell table:formula="of:=(LOG([.A48])-[.$B$35])/[.$B$34]" office:value-type="float" office:value="3.77964386844006" calcext:value-type="float">
            <text:p>3,77964386844006</text:p>
          </table:table-cell>
          <table:table-cell table:formula="of:=0.001*10^([.B48]/10)" office:value-type="float" office:value="0.00238761548487129" calcext:value-type="float">
            <text:p>0,002387615484871</text:p>
          </table:table-cell>
          <table:table-cell table:formula="of:=100*([.C48]-[.B12])/[.B12]" office:value-type="float" office:value="19.6642399828279" calcext:value-type="float">
            <text:p>19,6642399828279</text:p>
          </table:table-cell>
        </table:table-row>
        <table:table-row table:style-name="ro1">
          <table:table-cell office:value-type="float" office:value="0.448" calcext:value-type="float">
            <text:p>0,448</text:p>
          </table:table-cell>
          <table:table-cell table:formula="of:=(LOG([.A49])-[.$B$35])/[.$B$34]" office:value-type="float" office:value="2.81253189604198" calcext:value-type="float">
            <text:p>2,81253189604198</text:p>
          </table:table-cell>
          <table:table-cell table:formula="of:=0.001*10^([.B49]/10)" office:value-type="float" office:value="0.00191096700970095" calcext:value-type="float">
            <text:p>0,001910967009701</text:p>
          </table:table-cell>
          <table:table-cell table:formula="of:=100*([.C49]-[.B13])/[.B13]" office:value-type="float" office:value="20.5738669830164" calcext:value-type="float">
            <text:p>20,573866983016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(LOG([.A50])-[.$B$35])/[.$B$34]" office:value-type="float" office:value="1.90106367189508" calcext:value-type="float">
            <text:p>1,90106367189508</text:p>
          </table:table-cell>
          <table:table-cell table:formula="of:=0.001*10^([.B50]/10)" office:value-type="float" office:value="0.00154919600076915" calcext:value-type="float">
            <text:p>0,001549196000769</text:p>
          </table:table-cell>
          <table:table-cell table:formula="of:=100*([.C50]-[.B14])/[.B14]" office:value-type="float" office:value="23.0570124532874" calcext:value-type="float">
            <text:p>23,0570124532874</text:p>
          </table:table-cell>
        </table:table-row>
        <table:table-row table:style-name="ro1">
          <table:table-cell office:value-type="float" office:value="0.334" calcext:value-type="float">
            <text:p>0,334</text:p>
          </table:table-cell>
          <table:table-cell table:formula="of:=(LOG([.A51])-[.$B$35])/[.$B$34]" office:value-type="float" office:value="0.882048990605366" calcext:value-type="float">
            <text:p>0,882048990605366</text:p>
          </table:table-cell>
          <table:table-cell table:formula="of:=0.001*10^([.B51]/10)" office:value-type="float" office:value="0.00122519410647058" calcext:value-type="float">
            <text:p>0,001225194106471</text:p>
          </table:table-cell>
          <table:table-cell table:formula="of:=100*([.C51]-[.B15])/[.B15]" office:value-type="float" office:value="22.5194106470578" calcext:value-type="float">
            <text:p>22,5194106470578</text:p>
          </table:table-cell>
        </table:table-row>
        <table:table-row table:style-name="ro1">
          <table:table-cell office:value-type="float" office:value="0.289" calcext:value-type="float">
            <text:p>0,289</text:p>
          </table:table-cell>
          <table:table-cell table:formula="of:=(LOG([.A52])-[.$B$35])/[.$B$34]" office:value-type="float" office:value="-0.069309297167289" calcext:value-type="float">
            <text:p>-0,069309297167289</text:p>
          </table:table-cell>
          <table:table-cell table:formula="of:=0.001*10^([.B52]/10)" office:value-type="float" office:value="0.000984167615534094" calcext:value-type="float">
            <text:p>0,000984167615534</text:p>
          </table:table-cell>
          <table:table-cell table:formula="of:=100*([.C52]-[.B16])/[.B16]" office:value-type="float" office:value="23.8993620660743" calcext:value-type="float">
            <text:p>23,8993620660743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formula="of:=(LOG([.A53])-[.$B$35])/[.$B$34]" office:value-type="float" office:value="-1.15513422760668" calcext:value-type="float">
            <text:p>-1,15513422760668</text:p>
          </table:table-cell>
          <table:table-cell table:formula="of:=0.001*10^([.B53]/10)" office:value-type="float" office:value="0.000766454850939168" calcext:value-type="float">
            <text:p>0,000766454850939</text:p>
          </table:table-cell>
          <table:table-cell table:formula="of:=100*([.C53]-[.B17])/[.B17]" office:value-type="float" office:value="21.4749075582285" calcext:value-type="float">
            <text:p>21,4749075582285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formula="of:=(LOG([.A54])-[.$B$35])/[.$B$34]" office:value-type="float" office:value="-2.07527724239513" calcext:value-type="float">
            <text:p>-2,07527724239513</text:p>
          </table:table-cell>
          <table:table-cell table:formula="of:=0.001*10^([.B54]/10)" office:value-type="float" office:value="0.000620115055844556" calcext:value-type="float">
            <text:p>0,000620115055845</text:p>
          </table:table-cell>
          <table:table-cell table:formula="of:=100*([.C54]-[.B18])/[.B18]" office:value-type="float" office:value="23.7292201871465" calcext:value-type="float">
            <text:p>23,7292201871465</text:p>
          </table:table-cell>
        </table:table-row>
        <table:table-row table:style-name="ro1">
          <table:table-cell office:value-type="float" office:value="0.184" calcext:value-type="float">
            <text:p>0,184</text:p>
          </table:table-cell>
          <table:table-cell table:formula="of:=(LOG([.A55])-[.$B$35])/[.$B$34]" office:value-type="float" office:value="-3.03743079000457" calcext:value-type="float">
            <text:p>-3,03743079000457</text:p>
          </table:table-cell>
          <table:table-cell table:formula="of:=0.001*10^([.B55]/10)" office:value-type="float" office:value="0.000496886183672575" calcext:value-type="float">
            <text:p>0,000496886183673</text:p>
          </table:table-cell>
          <table:table-cell table:formula="of:=100*([.C55]-[.B19])/[.B19]" office:value-type="float" office:value="24.8121662771719" calcext:value-type="float">
            <text:p>24,8121662771719</text:p>
          </table:table-cell>
        </table:table-row>
        <table:table-row table:style-name="ro1">
          <table:table-cell office:value-type="float" office:value="0.159" calcext:value-type="float">
            <text:p>0,159</text:p>
          </table:table-cell>
          <table:table-cell table:formula="of:=(LOG([.A56])-[.$B$35])/[.$B$34]" office:value-type="float" office:value="-3.99744874141392" calcext:value-type="float">
            <text:p>-3,99744874141392</text:p>
          </table:table-cell>
          <table:table-cell table:formula="of:=0.001*10^([.B56]/10)" office:value-type="float" office:value="0.000398341106918395" calcext:value-type="float">
            <text:p>0,000398341106918</text:p>
          </table:table-cell>
          <table:table-cell table:formula="of:=100*([.C56]-[.B20])/[.B20]" office:value-type="float" office:value="25.9665183534785" calcext:value-type="float">
            <text:p>25,9665183534785</text:p>
          </table:table-cell>
        </table:table-row>
        <table:table-row table:style-name="ro1">
          <table:table-cell office:value-type="float" office:value="0.131" calcext:value-type="float">
            <text:p>0,131</text:p>
          </table:table-cell>
          <table:table-cell table:formula="of:=(LOG([.A57])-[.$B$35])/[.$B$34]" office:value-type="float" office:value="-5.27088639449336" calcext:value-type="float">
            <text:p>-5,27088639449336</text:p>
          </table:table-cell>
          <table:table-cell table:formula="of:=0.001*10^([.B57]/10)" office:value-type="float" office:value="0.00029710595769641" calcext:value-type="float">
            <text:p>0,000297105957696</text:p>
          </table:table-cell>
          <table:table-cell table:formula="of:=100*([.C57]-[.B21])/[.B21]" office:value-type="float" office:value="18.2800121731047" calcext:value-type="float">
            <text:p>18,2800121731047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table:formula="of:=(LOG([.A58])-[.$B$35])/[.$B$34]" office:value-type="float" office:value="-6.18467119042225" calcext:value-type="float">
            <text:p>-6,18467119042225</text:p>
          </table:table-cell>
          <table:table-cell table:formula="of:=0.001*10^([.B58]/10)" office:value-type="float" office:value="0.000240731477284873" calcext:value-type="float">
            <text:p>0,000240731477285</text:p>
          </table:table-cell>
          <table:table-cell table:formula="of:=100*([.C58]-[.B22])/[.B22]" office:value-type="float" office:value="20.6515431474119" calcext:value-type="float">
            <text:p>20,6515431474119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formula="of:=(LOG([.A59])-[.$B$35])/[.$B$34]" office:value-type="float" office:value="-7.38326122793256" calcext:value-type="float">
            <text:p>-7,38326122793256</text:p>
          </table:table-cell>
          <table:table-cell table:formula="of:=0.001*10^([.B59]/10)" office:value-type="float" office:value="0.000182672796440024" calcext:value-type="float">
            <text:p>0,00018267279644</text:p>
          </table:table-cell>
          <table:table-cell table:formula="of:=100*([.C59]-[.B23])/[.B23]" office:value-type="float" office:value="15.2587425505687" calcext:value-type="float">
            <text:p>15,2587425505687</text:p>
          </table:table-cell>
        </table:table-row>
        <table:table-row table:style-name="ro1">
          <table:table-cell office:value-type="float" office:value="0.084" calcext:value-type="float">
            <text:p>0,084</text:p>
          </table:table-cell>
          <table:table-cell table:formula="of:=(LOG([.A60])-[.$B$35])/[.$B$34]" office:value-type="float" office:value="-8.19226376053268" calcext:value-type="float">
            <text:p>-8,19226376053268</text:p>
          </table:table-cell>
          <table:table-cell table:formula="of:=0.001*10^([.B60]/10)" office:value-type="float" office:value="0.000151625981082143" calcext:value-type="float">
            <text:p>0,000151625981082</text:p>
          </table:table-cell>
          <table:table-cell table:formula="of:=100*([.C60]-[.B24])/[.B24]" office:value-type="float" office:value="20.4407978913159" calcext:value-type="float">
            <text:p>20,4407978913159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table:formula="of:=(LOG([.A61])-[.$B$35])/[.$B$34]" office:value-type="float" office:value="-9.20565719773988" calcext:value-type="float">
            <text:p>-9,20565719773988</text:p>
          </table:table-cell>
          <table:table-cell table:formula="of:=0.001*10^([.B61]/10)" office:value-type="float" office:value="0.000120069936298871" calcext:value-type="float">
            <text:p>0,000120069936299</text:p>
          </table:table-cell>
          <table:table-cell table:formula="of:=100*([.C61]-[.B25])/[.B25]" office:value-type="float" office:value="20.0699362988706" calcext:value-type="float">
            <text:p>20,0699362988706</text:p>
          </table:table-cell>
        </table:table-row>
        <table:table-row table:style-name="ro1">
          <table:table-cell office:value-type="float" office:value="0.058" calcext:value-type="float">
            <text:p>0,058</text:p>
          </table:table-cell>
          <table:table-cell table:formula="of:=(LOG([.A62])-[.$B$35])/[.$B$34]" office:value-type="float" office:value="-10.6271175464144" calcext:value-type="float">
            <text:p>-10,6271175464144</text:p>
          </table:table-cell>
          <table:table-cell table:formula="of:=0.001*10^([.B62]/10)" office:value-type="float" office:value="0.0000865542196726724" calcext:value-type="float">
            <text:p>8,65542196726724E-05</text:p>
          </table:table-cell>
          <table:table-cell table:formula="of:=100*([.C62]-[.B26])/[.B26]" office:value-type="float" office:value="8.96530664394197" calcext:value-type="float">
            <text:p>8,96530664394197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formula="of:=(LOG([.A63])-[.$B$35])/[.$B$34]" office:value-type="float" office:value="-11.219774874643" calcext:value-type="float">
            <text:p>-11,219774874643</text:p>
          </table:table-cell>
          <table:table-cell table:formula="of:=0.001*10^([.B63]/10)" office:value-type="float" office:value="0.0000755131370417725" calcext:value-type="float">
            <text:p>7,55131370417725E-05</text:p>
          </table:table-cell>
          <table:table-cell table:formula="of:=100*([.C63]-[.B27])/[.B27]" office:value-type="float" office:value="19.6802568388884" calcext:value-type="float">
            <text:p>19,6802568388884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table:formula="of:=(LOG([.A64])-[.$B$35])/[.$B$34]" office:value-type="float" office:value="-12.9074625857057" calcext:value-type="float">
            <text:p>-12,9074625857057</text:p>
          </table:table-cell>
          <table:table-cell table:formula="of:=0.001*10^([.B64]/10)" office:value-type="float" office:value="0.0000511980878751559" calcext:value-type="float">
            <text:p>5,11980878751559E-05</text:p>
          </table:table-cell>
          <table:table-cell table:formula="of:=100*([.C64]-[.B28])/[.B28]" office:value-type="float" office:value="2.15361533576377" calcext:value-type="float">
            <text:p>2,15361533576377</text:p>
          </table:table-cell>
        </table:table-row>
        <table:table-row table:style-name="ro1">
          <table:table-cell office:value-type="float" office:value="0.039" calcext:value-type="float">
            <text:p>0,039</text:p>
          </table:table-cell>
          <table:table-cell table:formula="of:=(LOG([.A65])-[.$B$35])/[.$B$34]" office:value-type="float" office:value="-13.2362333187256" calcext:value-type="float">
            <text:p>-13,2362333187256</text:p>
          </table:table-cell>
          <table:table-cell table:formula="of:=0.001*10^([.B65]/10)" office:value-type="float" office:value="0.0000474653478693883" calcext:value-type="float">
            <text:p>4,74653478693883E-05</text:p>
          </table:table-cell>
          <table:table-cell table:formula="of:=100*([.C65]-[.B29])/[.B29]" office:value-type="float" office:value="19.2275632799985" calcext:value-type="float">
            <text:p>19,2275632799985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table:formula="of:=(LOG([.A66])-[.$B$35])/[.$B$34]" office:value-type="float" office:value="-14.7454659265464" calcext:value-type="float">
            <text:p>-14,7454659265464</text:p>
          </table:table-cell>
          <table:table-cell table:formula="of:=0.001*10^([.B66]/10)" office:value-type="float" office:value="0.0000335315328701281" calcext:value-type="float">
            <text:p>3,35315328701281E-05</text:p>
          </table:table-cell>
          <table:table-cell table:formula="of:=100*([.C66]-[.B30])/[.B30]" office:value-type="float" office:value="6.03601730640775" calcext:value-type="float">
            <text:p>6,03601730640775</text:p>
          </table:table-cell>
        </table:table-row>
        <table:table-row table:style-name="ro1">
          <table:table-cell office:value-type="float" office:value="0.028" calcext:value-type="float">
            <text:p>0,028</text:p>
          </table:table-cell>
          <table:table-cell table:formula="of:=(LOG([.A67])-[.$B$35])/[.$B$34]" office:value-type="float" office:value="-15.4145898937618" calcext:value-type="float">
            <text:p>-15,4145898937618</text:p>
          </table:table-cell>
          <table:table-cell table:formula="of:=0.001*10^([.B67]/10)" office:value-type="float" office:value="0.0000287435900781756" calcext:value-type="float">
            <text:p>2,87435900781756E-05</text:p>
          </table:table-cell>
          <table:table-cell table:formula="of:=100*([.C67]-[.B31])/[.B31]" office:value-type="float" office:value="14.4302931757207" calcext:value-type="float">
            <text:p>14,4302931757207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table:formula="of:=(LOG([.A68])-[.$B$35])/[.$B$34]" office:value-type="float" office:value="-17" calcext:value-type="float">
            <text:p>-17</text:p>
          </table:table-cell>
          <table:table-cell table:formula="of:=0.001*10^([.B68]/10)" office:value-type="float" office:value="0.0000199526231496888" calcext:value-type="float">
            <text:p>1,99526231496888E-05</text:p>
          </table:table-cell>
          <table:table-cell table:formula="of:=100*([.C68]-[.B32])/[.B32]" office:value-type="float" office:value="0" calcext:value-type="float">
            <text:p>0</text:p>
          </table:table-cell>
        </table:table-row>
      </table:table>
      <table:table table:name="regression_diod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mV</text:p>
          </table:table-cell>
          <table:table-cell office:value-type="string" calcext:value-type="string">
            <text:p>log(Vout)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0.001*10^([.A2]/10)" office:value-type="float" office:value="0.00001" calcext:value-type="float">
            <text:p>1E-05</text:p>
          </table:table-cell>
          <table:table-cell office:value-type="float" office:value="18.84" calcext:value-type="float">
            <text:p>18,84</text:p>
          </table:table-cell>
          <table:table-cell table:formula="of:=LOG([.C2])" office:value-type="float" office:value="1.27508089845686" calcext:value-type="float">
            <text:p>1,27508089845686</text:p>
          </table:table-cell>
          <table:table-cell table:number-columns-repeated="5"/>
        </table:table-row>
        <table:table-row table:style-name="ro1">
          <table:table-cell table:formula="of:=[.A2]-1" office:value-type="float" office:value="-21" calcext:value-type="float">
            <text:p>-21</text:p>
          </table:table-cell>
          <table:table-cell table:formula="of:=0.001*10^([.A3]/10)" office:value-type="float" office:value="0.00000794328234724281" calcext:value-type="float">
            <text:p>7,94328234724281E-06</text:p>
          </table:table-cell>
          <table:table-cell office:value-type="float" office:value="15.82" calcext:value-type="float">
            <text:p>15,82</text:p>
          </table:table-cell>
          <table:table-cell table:formula="of:=LOG([.C3])" office:value-type="float" office:value="1.19920647916166" calcext:value-type="float">
            <text:p>1,19920647916166</text:p>
          </table:table-cell>
          <table:table-cell table:number-columns-repeated="5"/>
        </table:table-row>
        <table:table-row table:style-name="ro1">
          <table:table-cell table:formula="of:=[.A3]-1" office:value-type="float" office:value="-22" calcext:value-type="float">
            <text:p>-22</text:p>
          </table:table-cell>
          <table:table-cell table:formula="of:=0.001*10^([.A4]/10)" office:value-type="float" office:value="0.00000630957344480193" calcext:value-type="float">
            <text:p>6,30957344480193E-06</text:p>
          </table:table-cell>
          <table:table-cell office:value-type="float" office:value="12.92" calcext:value-type="float">
            <text:p>12,92</text:p>
          </table:table-cell>
          <table:table-cell table:formula="of:=LOG([.C4])" office:value-type="float" office:value="1.11126251365907" calcext:value-type="float">
            <text:p>1,11126251365907</text:p>
          </table:table-cell>
          <table:table-cell table:number-columns-repeated="5"/>
        </table:table-row>
        <table:table-row table:style-name="ro1">
          <table:table-cell table:formula="of:=[.A4]-1" office:value-type="float" office:value="-23" calcext:value-type="float">
            <text:p>-23</text:p>
          </table:table-cell>
          <table:table-cell table:formula="of:=0.001*10^([.A5]/10)" office:value-type="float" office:value="0.00000501187233627273" calcext:value-type="float">
            <text:p>5,01187233627273E-06</text:p>
          </table:table-cell>
          <table:table-cell office:value-type="float" office:value="10.74" calcext:value-type="float">
            <text:p>10,74</text:p>
          </table:table-cell>
          <table:table-cell table:formula="of:=LOG([.C5])" office:value-type="float" office:value="1.03100428136354" calcext:value-type="float">
            <text:p>1,03100428136354</text:p>
          </table:table-cell>
          <table:table-cell table:number-columns-repeated="5"/>
        </table:table-row>
        <table:table-row table:style-name="ro1">
          <table:table-cell table:formula="of:=[.A5]-1" office:value-type="float" office:value="-24" calcext:value-type="float">
            <text:p>-24</text:p>
          </table:table-cell>
          <table:table-cell table:formula="of:=0.001*10^([.A6]/10)" office:value-type="float" office:value="0.00000398107170553497" calcext:value-type="float">
            <text:p>3,98107170553497E-06</text:p>
          </table:table-cell>
          <table:table-cell office:value-type="float" office:value="8.84" calcext:value-type="float">
            <text:p>8,84</text:p>
          </table:table-cell>
          <table:table-cell table:formula="of:=LOG([.C6])" office:value-type="float" office:value="0.946452265013073" calcext:value-type="float">
            <text:p>0,946452265013073</text:p>
          </table:table-cell>
          <table:table-cell table:number-columns-repeated="5"/>
        </table:table-row>
        <table:table-row table:style-name="ro1">
          <table:table-cell table:formula="of:=[.A6]-1" office:value-type="float" office:value="-25" calcext:value-type="float">
            <text:p>-25</text:p>
          </table:table-cell>
          <table:table-cell table:formula="of:=0.001*10^([.A7]/10)" office:value-type="float" office:value="0.00000316227766016838" calcext:value-type="float">
            <text:p>3,16227766016838E-06</text:p>
          </table:table-cell>
          <table:table-cell office:value-type="float" office:value="7.52" calcext:value-type="float">
            <text:p>7,52</text:p>
          </table:table-cell>
          <table:table-cell table:formula="of:=LOG([.C7])" office:value-type="float" office:value="0.876217840591642" calcext:value-type="float">
            <text:p>0,876217840591642</text:p>
          </table:table-cell>
          <table:table-cell table:number-columns-repeated="5"/>
        </table:table-row>
        <table:table-row table:style-name="ro1">
          <table:table-cell table:formula="of:=[.A7]-1" office:value-type="float" office:value="-26" calcext:value-type="float">
            <text:p>-26</text:p>
          </table:table-cell>
          <table:table-cell table:formula="of:=0.001*10^([.A8]/10)" office:value-type="float" office:value="0.00000251188643150958" calcext:value-type="float">
            <text:p>2,51188643150958E-06</text:p>
          </table:table-cell>
          <table:table-cell office:value-type="float" office:value="6.16" calcext:value-type="float">
            <text:p>6,16</text:p>
          </table:table-cell>
          <table:table-cell table:formula="of:=LOG([.C8])" office:value-type="float" office:value="0.789580712164425" calcext:value-type="float">
            <text:p>0,789580712164425</text:p>
          </table:table-cell>
          <table:table-cell table:number-columns-repeated="5"/>
        </table:table-row>
        <table:table-row table:style-name="ro1">
          <table:table-cell table:formula="of:=[.A8]-1" office:value-type="float" office:value="-27" calcext:value-type="float">
            <text:p>-27</text:p>
          </table:table-cell>
          <table:table-cell table:formula="of:=0.001*10^([.A9]/10)" office:value-type="float" office:value="0.00000199526231496888" calcext:value-type="float">
            <text:p>1,99526231496888E-06</text:p>
          </table:table-cell>
          <table:table-cell office:value-type="float" office:value="5.32" calcext:value-type="float">
            <text:p>5,32</text:p>
          </table:table-cell>
          <table:table-cell table:formula="of:=LOG([.C9])" office:value-type="float" office:value="0.725911632295048" calcext:value-type="float">
            <text:p>0,725911632295048</text:p>
          </table:table-cell>
          <table:table-cell table:number-columns-repeated="5"/>
        </table:table-row>
        <table:table-row table:style-name="ro1">
          <table:table-cell table:formula="of:=[.A9]-1" office:value-type="float" office:value="-28" calcext:value-type="float">
            <text:p>-28</text:p>
          </table:table-cell>
          <table:table-cell table:formula="of:=0.001*10^([.A10]/10)" office:value-type="float" office:value="0.00000158489319246111" calcext:value-type="float">
            <text:p>1,58489319246111E-06</text:p>
          </table:table-cell>
          <table:table-cell office:value-type="float" office:value="4.5" calcext:value-type="float">
            <text:p>4,5</text:p>
          </table:table-cell>
          <table:table-cell table:formula="of:=LOG([.C10])" office:value-type="float" office:value="0.653212513775344" calcext:value-type="float">
            <text:p>0,653212513775344</text:p>
          </table:table-cell>
          <table:table-cell table:number-columns-repeated="5"/>
        </table:table-row>
        <table:table-row table:style-name="ro1">
          <table:table-cell table:formula="of:=[.A10]-1" office:value-type="float" office:value="-29" calcext:value-type="float">
            <text:p>-29</text:p>
          </table:table-cell>
          <table:table-cell table:formula="of:=0.001*10^([.A11]/10)" office:value-type="float" office:value="0.00000125892541179417" calcext:value-type="float">
            <text:p>1,25892541179417E-06</text:p>
          </table:table-cell>
          <table:table-cell office:value-type="float" office:value="3.84" calcext:value-type="float">
            <text:p>3,84</text:p>
          </table:table-cell>
          <table:table-cell table:formula="of:=LOG([.C11])" office:value-type="float" office:value="0.584331224367531" calcext:value-type="float">
            <text:p>0,584331224367531</text:p>
          </table:table-cell>
          <table:table-cell table:number-columns-repeated="5"/>
        </table:table-row>
        <table:table-row table:style-name="ro1">
          <table:table-cell table:formula="of:=[.A11]-1" office:value-type="float" office:value="-30" calcext:value-type="float">
            <text:p>-30</text:p>
          </table:table-cell>
          <table:table-cell table:formula="of:=0.001*10^([.A12]/10)" office:value-type="float" office:value="0.000001" calcext:value-type="float">
            <text:p>1E-06</text:p>
          </table:table-cell>
          <table:table-cell office:value-type="float" office:value="3.26" calcext:value-type="float">
            <text:p>3,26</text:p>
          </table:table-cell>
          <table:table-cell table:formula="of:=LOG([.C12])" office:value-type="float" office:value="0.513217600067939" calcext:value-type="float">
            <text:p>0,51321760006793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néaire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([.C12]-[.C2])/([.B12]-[.B2])" office:value-type="float" office:value="1731111.11111111" calcext:value-type="float">
            <text:p>1731111,1111111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([.D12]-[.D2])/([.A12]-[.A2])" office:value-type="float" office:value="0.076186329838892" calcext:value-type="float">
            <text:p>0,0761863298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C12]-[.B15]*[.B12]" office:value-type="float" office:value="1.52888888888889" calcext:value-type="float">
            <text:p>1,52888888888889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[.D12]-[.G15]*[.A12]" office:value-type="float" office:value="2.7988074952347" calcext:value-type="float">
            <text:p>2,79880749523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eur</text:p>
          </table:table-cell>
          <table:table-cell table:number-columns-repeated="6"/>
        </table:table-row>
        <table:table-row table:style-name="ro1">
          <table:table-cell table:formula="of:=[.C2]" office:value-type="float" office:value="18.84" calcext:value-type="float">
            <text:p>18,84</text:p>
          </table:table-cell>
          <table:table-cell table:formula="of:=([.A18]-[.$B$16])/[.$B$15]" office:value-type="float" office:value="0.00001" calcext:value-type="float">
            <text:p>1E-05</text:p>
          </table:table-cell>
          <table:table-cell table:formula="of:=100*([.B18]-[.B2])/[.B2]" office:value-type="float" office:value="0" calcext:value-type="float">
            <text:p>0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formula="of:=(LOG([.F18])-[.$G$16])/[.$G$15]" office:value-type="float" office:value="-20" calcext:value-type="float">
            <text:p>-20</text:p>
          </table:table-cell>
          <table:table-cell table:formula="of:=0.001*10^([.G18]/10)" office:value-type="float" office:value="0.00001" calcext:value-type="float">
            <text:p>1E-05</text:p>
          </table:table-cell>
          <table:table-cell table:formula="of:=100*([.H18]-[.B2])/[.B2]" office:value-type="float" office:value="0" calcext:value-type="float">
            <text:p>0</text:p>
          </table:table-cell>
        </table:table-row>
        <table:table-row table:style-name="ro1">
          <table:table-cell table:formula="of:=[.C3]" office:value-type="float" office:value="15.82" calcext:value-type="float">
            <text:p>15,82</text:p>
          </table:table-cell>
          <table:table-cell table:formula="of:=([.A19]-[.$B$16])/[.$B$15]" office:value-type="float" office:value="0.00000825545571245186" calcext:value-type="float">
            <text:p>8,25545571245186E-06</text:p>
          </table:table-cell>
          <table:table-cell table:formula="of:=100*([.B19]-[.B3])/[.B3]" office:value-type="float" office:value="3.93002982346971" calcext:value-type="float">
            <text:p>3,93002982346971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formula="of:=(LOG([.F19])-[.$G$16])/[.$G$15]" office:value-type="float" office:value="-20.9959059513124" calcext:value-type="float">
            <text:p>-20,9959059513124</text:p>
          </table:table-cell>
          <table:table-cell table:formula="of:=0.001*10^([.G19]/10)" office:value-type="float" office:value="0.00000795077392704907" calcext:value-type="float">
            <text:p>7,95077392704907E-06</text:p>
          </table:table-cell>
          <table:table-cell table:formula="of:=100*([.H19]-[.B3])/[.B3]" office:value-type="float" office:value="0.0943134019257586" calcext:value-type="float">
            <text:p>0,094313401925759</text:p>
          </table:table-cell>
        </table:table-row>
        <table:table-row table:style-name="ro1">
          <table:table-cell table:formula="of:=[.C4]" office:value-type="float" office:value="12.92" calcext:value-type="float">
            <text:p>12,92</text:p>
          </table:table-cell>
          <table:table-cell table:formula="of:=([.A20]-[.$B$16])/[.$B$15]" office:value-type="float" office:value="0.00000658023106546855" calcext:value-type="float">
            <text:p>6,58023106546855E-06</text:p>
          </table:table-cell>
          <table:table-cell table:formula="of:=100*([.B20]-[.B4])/[.B4]" office:value-type="float" office:value="4.28963420482248" calcext:value-type="float">
            <text:p>4,28963420482248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formula="of:=(LOG([.F20])-[.$G$16])/[.$G$15]" office:value-type="float" office:value="-22.1502333180272" calcext:value-type="float">
            <text:p>-22,1502333180272</text:p>
          </table:table-cell>
          <table:table-cell table:formula="of:=0.001*10^([.G20]/10)" office:value-type="float" office:value="0.00000609504151687974" calcext:value-type="float">
            <text:p>6,09504151687974E-06</text:p>
          </table:table-cell>
          <table:table-cell table:formula="of:=100*([.H20]-[.B4])/[.B4]" office:value-type="float" office:value="-3.40010192129437" calcext:value-type="float">
            <text:p>-3,40010192129437</text:p>
          </table:table-cell>
        </table:table-row>
        <table:table-row table:style-name="ro1">
          <table:table-cell table:formula="of:=[.C5]" office:value-type="float" office:value="10.74" calcext:value-type="float">
            <text:p>10,74</text:p>
          </table:table-cell>
          <table:table-cell table:formula="of:=([.A21]-[.$B$16])/[.$B$15]" office:value-type="float" office:value="0.0000053209242618742" calcext:value-type="float">
            <text:p>5,3209242618742E-06</text:p>
          </table:table-cell>
          <table:table-cell table:formula="of:=100*([.B21]-[.B5])/[.B5]" office:value-type="float" office:value="6.16639660521187" calcext:value-type="float">
            <text:p>6,16639660521187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formula="of:=(LOG([.F21])-[.$G$16])/[.$G$15]" office:value-type="float" office:value="-23.2036799463822" calcext:value-type="float">
            <text:p>-23,2036799463822</text:p>
          </table:table-cell>
          <table:table-cell table:formula="of:=0.001*10^([.G21]/10)" office:value-type="float" office:value="0.00000478224702169716" calcext:value-type="float">
            <text:p>4,78224702169716E-06</text:p>
          </table:table-cell>
          <table:table-cell table:formula="of:=100*([.H21]-[.B5])/[.B5]" office:value-type="float" office:value="-4.58162736735506" calcext:value-type="float">
            <text:p>-4,58162736735506</text:p>
          </table:table-cell>
        </table:table-row>
        <table:table-row table:style-name="ro1">
          <table:table-cell table:formula="of:=[.C6]" office:value-type="float" office:value="8.84" calcext:value-type="float">
            <text:p>8,84</text:p>
          </table:table-cell>
          <table:table-cell table:formula="of:=([.A22]-[.$B$16])/[.$B$15]" office:value-type="float" office:value="0.00000422336328626444" calcext:value-type="float">
            <text:p>4,22336328626444E-06</text:p>
          </table:table-cell>
          <table:table-cell table:formula="of:=100*([.B22]-[.B6])/[.B6]" office:value-type="float" office:value="6.0860893410336" calcext:value-type="float">
            <text:p>6,0860893410336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formula="of:=(LOG([.F22])-[.$G$16])/[.$G$15]" office:value-type="float" office:value="-24.3134855575629" calcext:value-type="float">
            <text:p>-24,3134855575629</text:p>
          </table:table-cell>
          <table:table-cell table:formula="of:=0.001*10^([.G22]/10)" office:value-type="float" office:value="0.00000370383340464628" calcext:value-type="float">
            <text:p>3,70383340464628E-06</text:p>
          </table:table-cell>
          <table:table-cell table:formula="of:=100*([.H22]-[.B6])/[.B6]" office:value-type="float" office:value="-6.9639112629709" calcext:value-type="float">
            <text:p>-6,9639112629709</text:p>
          </table:table-cell>
        </table:table-row>
        <table:table-row table:style-name="ro1">
          <table:table-cell table:formula="of:=[.C7]" office:value-type="float" office:value="7.52" calcext:value-type="float">
            <text:p>7,52</text:p>
          </table:table-cell>
          <table:table-cell table:formula="of:=([.A23]-[.$B$16])/[.$B$15]" office:value-type="float" office:value="0.00000346084724005135" calcext:value-type="float">
            <text:p>3,46084724005135E-06</text:p>
          </table:table-cell>
          <table:table-cell table:formula="of:=100*([.B23]-[.B7])/[.B7]" office:value-type="float" office:value="9.44159912469769" calcext:value-type="float">
            <text:p>9,44159912469769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formula="of:=(LOG([.F23])-[.$G$16])/[.$G$15]" office:value-type="float" office:value="-25.235362547437" calcext:value-type="float">
            <text:p>-25,235362547437</text:p>
          </table:table-cell>
          <table:table-cell table:formula="of:=0.001*10^([.G23]/10)" office:value-type="float" office:value="0.00000299546152196355" calcext:value-type="float">
            <text:p>2,99546152196355E-06</text:p>
          </table:table-cell>
          <table:table-cell table:formula="of:=100*([.H23]-[.B7])/[.B7]" office:value-type="float" office:value="-5.27518947200695" calcext:value-type="float">
            <text:p>-5,27518947200695</text:p>
          </table:table-cell>
        </table:table-row>
        <table:table-row table:style-name="ro1">
          <table:table-cell table:formula="of:=[.C8]" office:value-type="float" office:value="6.16" calcext:value-type="float">
            <text:p>6,16</text:p>
          </table:table-cell>
          <table:table-cell table:formula="of:=([.A24]-[.$B$16])/[.$B$15]" office:value-type="float" office:value="0.00000267522464698331" calcext:value-type="float">
            <text:p>2,67522464698331E-06</text:p>
          </table:table-cell>
          <table:table-cell table:formula="of:=100*([.B24]-[.B8])/[.B8]" office:value-type="float" office:value="6.50261148055053" calcext:value-type="float">
            <text:p>6,50261148055053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formula="of:=(LOG([.F24])-[.$G$16])/[.$G$15]" office:value-type="float" office:value="-26.3725367440471" calcext:value-type="float">
            <text:p>-26,3725367440471</text:p>
          </table:table-cell>
          <table:table-cell table:formula="of:=0.001*10^([.G24]/10)" office:value-type="float" office:value="0.00000230540019519661" calcext:value-type="float">
            <text:p>2,30540019519661E-06</text:p>
          </table:table-cell>
          <table:table-cell table:formula="of:=100*([.H24]-[.B8])/[.B8]" office:value-type="float" office:value="-8.22036512967964" calcext:value-type="float">
            <text:p>-8,22036512967964</text:p>
          </table:table-cell>
        </table:table-row>
        <table:table-row table:style-name="ro1">
          <table:table-cell table:formula="of:=[.C9]" office:value-type="float" office:value="5.32" calcext:value-type="float">
            <text:p>5,32</text:p>
          </table:table-cell>
          <table:table-cell table:formula="of:=([.A25]-[.$B$16])/[.$B$15]" office:value-type="float" office:value="0.00000218998716302953" calcext:value-type="float">
            <text:p>2,18998716302953E-06</text:p>
          </table:table-cell>
          <table:table-cell table:formula="of:=100*([.B25]-[.B9])/[.B9]" office:value-type="float" office:value="9.75936079180062" calcext:value-type="float">
            <text:p>9,75936079180062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formula="of:=(LOG([.F25])-[.$G$16])/[.$G$15]" office:value-type="float" office:value="-27.2082388969664" calcext:value-type="float">
            <text:p>-27,2082388969664</text:p>
          </table:table-cell>
          <table:table-cell table:formula="of:=0.001*10^([.G25]/10)" office:value-type="float" office:value="0.00000190184934052347" calcext:value-type="float">
            <text:p>1,90184934052347E-06</text:p>
          </table:table-cell>
          <table:table-cell table:formula="of:=100*([.H25]-[.B9])/[.B9]" office:value-type="float" office:value="-4.68173902471917" calcext:value-type="float">
            <text:p>-4,68173902471917</text:p>
          </table:table-cell>
        </table:table-row>
        <table:table-row table:style-name="ro1">
          <table:table-cell table:formula="of:=[.C10]" office:value-type="float" office:value="4.5" calcext:value-type="float">
            <text:p>4,5</text:p>
          </table:table-cell>
          <table:table-cell table:formula="of:=([.A26]-[.$B$16])/[.$B$15]" office:value-type="float" office:value="0.00000171630295250321" calcext:value-type="float">
            <text:p>1,71630295250321E-06</text:p>
          </table:table-cell>
          <table:table-cell table:formula="of:=100*([.B26]-[.B10])/[.B10]" office:value-type="float" office:value="8.29139532349397" calcext:value-type="float">
            <text:p>8,29139532349397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formula="of:=(LOG([.F26])-[.$G$16])/[.$G$15]" office:value-type="float" office:value="-28.1624667574426" calcext:value-type="float">
            <text:p>-28,1624667574426</text:p>
          </table:table-cell>
          <table:table-cell table:formula="of:=0.001*10^([.G26]/10)" office:value-type="float" office:value="0.00000152669865946425" calcext:value-type="float">
            <text:p>1,52669865946425E-06</text:p>
          </table:table-cell>
          <table:table-cell table:formula="of:=100*([.H26]-[.B10])/[.B10]" office:value-type="float" office:value="-3.67182680029649" calcext:value-type="float">
            <text:p>-3,67182680029649</text:p>
          </table:table-cell>
        </table:table-row>
        <table:table-row table:style-name="ro1">
          <table:table-cell table:formula="of:=[.C11]" office:value-type="float" office:value="3.84" calcext:value-type="float">
            <text:p>3,84</text:p>
          </table:table-cell>
          <table:table-cell table:formula="of:=([.A27]-[.$B$16])/[.$B$15]" office:value-type="float" office:value="0.00000133504492939666" calcext:value-type="float">
            <text:p>1,33504492939666E-06</text:p>
          </table:table-cell>
          <table:table-cell table:formula="of:=100*([.B27]-[.B11])/[.B11]" office:value-type="float" office:value="6.04638820452535" calcext:value-type="float">
            <text:p>6,04638820452535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formula="of:=(LOG([.F27])-[.$G$16])/[.$G$15]" office:value-type="float" office:value="-29.0665828837014" calcext:value-type="float">
            <text:p>-29,0665828837014</text:p>
          </table:table-cell>
          <table:table-cell table:formula="of:=0.001*10^([.G27]/10)" office:value-type="float" office:value="0.00000123977168015201" calcext:value-type="float">
            <text:p>1,23977168015201E-06</text:p>
          </table:table-cell>
          <table:table-cell table:formula="of:=100*([.H27]-[.B11])/[.B11]" office:value-type="float" office:value="-1.52143498437012" calcext:value-type="float">
            <text:p>-1,52143498437012</text:p>
          </table:table-cell>
        </table:table-row>
        <table:table-row table:style-name="ro1">
          <table:table-cell table:formula="of:=[.C12]" office:value-type="float" office:value="3.26" calcext:value-type="float">
            <text:p>3,26</text:p>
          </table:table-cell>
          <table:table-cell table:formula="of:=([.A28]-[.$B$16])/[.$B$15]" office:value-type="float" office:value="0.000001" calcext:value-type="float">
            <text:p>1E-06</text:p>
          </table:table-cell>
          <table:table-cell table:formula="of:=100*([.B28]-[.B12])/[.B12]" office:value-type="float" office:value="0" calcext:value-type="float">
            <text:p>0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formula="of:=(LOG([.F28])-[.$G$16])/[.$G$15]" office:value-type="float" office:value="-30" calcext:value-type="float">
            <text:p>-30</text:p>
          </table:table-cell>
          <table:table-cell table:formula="of:=0.001*10^([.G28]/10)" office:value-type="float" office:value="0.000001" calcext:value-type="float">
            <text:p>1E-06</text:p>
          </table:table-cell>
          <table:table-cell table:formula="of:=100*([.H28]-[.B12])/[.B1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7:18:31.473105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4T12:01:12.416000000</dc:date>
    <meta:editing-duration>PT7H34M52S</meta:editing-duration>
    <meta:editing-cycles>29</meta:editing-cycles>
    <meta:generator>LibreOffice/6.1.5.2$Linux_X86_64 LibreOffice_project/10$Build-2</meta:generator>
    <meta:document-statistic meta:table-count="6" meta:cell-count="114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SLR.B12:SLR.C72 SLR.C11:SLR.C11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SLR.B12:SLR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72" chart:label-cell-address="SLR.C11:SLR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SLR.B12:SLR.C29 SLR.C11:SLR.C11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SLR.B12:SLR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29" chart:label-cell-address="SLR.C11:SLR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simulation.A2:simulation.A26 simulation.C1:simulation.C26" chart:data-source-has-labels="both" svg:x="1.331cm" svg:y="1.275cm" svg:width="11.417cm" svg:height="6.564cm">
          <chartooo:coordinate-region svg:x="2.058cm" svg:y="1.454cm" svg:width="10.549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simulation.A2:simulation.A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imulation.C2:simulation.C26" chart:label-cell-address="simulation.C1:simulation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simulation.C1:simul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imulation.A2:simulation.A26</svg:desc>
                </draw:g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058cm" svg:y="1.454cm" svg:width="10.55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mesure.C3:mesure.C33" chart:label-cell-address="mesure.C2:mesure.C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simulation.C2:simulation.C26 mesure.C3:mesure.C27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simulation.C2:simulation.C26" loext:label-string="simulation" chart:class="chart:line">
            <chart:data-point chart:repeated="25"/>
          </chart:series>
          <chart:series chart:style-name="ch9" chart:values-cell-range-address="mesure.C3:mesure.C27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  <table:table-cell office:value-type="float" office:value="2.11">
                <text:p>2.11</text:p>
                <draw:g>
                  <svg:desc>mesure.C3:mesur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243cm" svg:y="1.454cm" svg:width="10.364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7">
            <chart:title svg:x="0.451cm" svg:y="5.157cm" chart:style-name="ch8">
              <text:p>Vout(V)</text:p>
            </chart:title>
            <chart:grid chart:style-name="ch9" chart:class="major"/>
          </chart:axis>
          <chart:series chart:style-name="ch10" chart:values-cell-range-address="mesure.C3:mesure.C33" chart:label-cell-address="mesure.C2:mesure.C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